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2" style:family="paragraph"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3.032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3.032cm" svg:y="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3.032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762cm" svg:height="0.762cm" svg:x="3.032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5.432cm" svg:y="3.91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5.432cm" svg:y="5.51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5.432cm" svg:y="7.11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7cm" svg:height="1.217cm" svg:x="2.786cm" svg:y="2.051cm">
          <draw:text-box>
            <text:p text:style-name="P2">Input</text:p>
            <text:p text:style-name="P2">units <text:span text:style-name="T1">i</text:span></text:p>
          </draw:text-box>
        </draw:frame>
        <draw:frame draw:style-name="gr3" draw:text-style-name="P2" draw:layer="layout" svg:width="1.755cm" svg:height="1.217cm" svg:x="5.087cm" svg:y="2.052cm">
          <draw:text-box>
            <text:p text:style-name="P2">output</text:p>
            <text:p text:style-name="P2">units <text:span text:style-name="T1">o</text:span></text:p>
          </draw:text-box>
        </draw:frame>
        <draw:frame draw:style-name="gr4" draw:text-style-name="P2" draw:layer="layout" svg:width="1.023cm" svg:height="0.83cm" svg:x="4.287cm" svg:y="7.953cm">
          <draw:text-box>
            <text:p text:style-name="P2"><text:span text:style-name="T1">w</text:span><text:span text:style-name="T2">io</text:span></text:p>
          </draw:text-box>
        </draw:frame>
        <draw:connector draw:style-name="gr5" draw:text-style-name="P3" draw:layer="layout" draw:type="line" svg:x1="3.794cm" svg:y1="3.491cm" svg:x2="5.432cm" svg:y2="4.294cm" draw:start-shape="id1" draw:start-glue-point="10" draw:end-shape="id2" draw:end-glue-point="6" svg:d="M3794 3491l1638 803">
          <text:p/>
        </draw:connector>
        <draw:connector draw:style-name="gr5" draw:text-style-name="P3" draw:layer="layout" draw:type="line" svg:x1="3.794cm" svg:y1="3.491cm" svg:x2="5.432cm" svg:y2="5.897cm" draw:start-shape="id1" draw:start-glue-point="10" draw:end-shape="id3" draw:end-glue-point="6" svg:d="M3794 3491l1638 2406">
          <text:p/>
        </draw:connector>
        <draw:connector draw:style-name="gr5" draw:text-style-name="P3" draw:layer="layout" draw:type="line" svg:x1="3.794cm" svg:y1="3.491cm" svg:x2="5.432cm" svg:y2="7.497cm" draw:start-shape="id1" draw:start-glue-point="10" draw:end-shape="id4" draw:end-glue-point="6" svg:d="M3794 3491l1638 4006">
          <text:p/>
        </draw:connector>
        <draw:connector draw:style-name="gr5" draw:text-style-name="P3" draw:layer="layout" draw:type="line" svg:x1="3.794cm" svg:y1="5.094cm" svg:x2="5.432cm" svg:y2="4.294cm" draw:start-shape="id5" draw:start-glue-point="10" draw:end-shape="id2" draw:end-glue-point="6" svg:d="M3794 5094l1638-800">
          <text:p/>
        </draw:connector>
        <draw:connector draw:style-name="gr5" draw:text-style-name="P3" draw:layer="layout" draw:type="line" svg:x1="3.794cm" svg:y1="5.094cm" svg:x2="5.432cm" svg:y2="5.897cm" draw:start-shape="id5" draw:start-glue-point="10" draw:end-shape="id3" draw:end-glue-point="6" svg:d="M3794 5094l1638 803">
          <text:p/>
        </draw:connector>
        <draw:connector draw:style-name="gr5" draw:text-style-name="P3" draw:layer="layout" draw:type="line" svg:x1="3.794cm" svg:y1="5.094cm" svg:x2="5.432cm" svg:y2="7.497cm" draw:start-shape="id5" draw:start-glue-point="10" draw:end-shape="id4" draw:end-glue-point="6" svg:d="M3794 5094l1638 2403">
          <text:p/>
        </draw:connector>
        <draw:connector draw:style-name="gr5" draw:text-style-name="P3" draw:layer="layout" draw:type="line" svg:x1="3.794cm" svg:y1="6.694cm" svg:x2="5.432cm" svg:y2="4.294cm" draw:start-shape="id6" draw:start-glue-point="10" draw:end-shape="id2" draw:end-glue-point="6" svg:d="M3794 6694l1638-2400">
          <text:p/>
        </draw:connector>
        <draw:connector draw:style-name="gr5" draw:text-style-name="P3" draw:layer="layout" draw:type="line" svg:x1="3.794cm" svg:y1="6.694cm" svg:x2="5.432cm" svg:y2="5.897cm" draw:start-shape="id6" draw:start-glue-point="10" draw:end-shape="id3" draw:end-glue-point="6" svg:d="M3794 6694l1638-797">
          <text:p/>
        </draw:connector>
        <draw:connector draw:style-name="gr5" draw:text-style-name="P3" draw:layer="layout" draw:type="line" svg:x1="3.794cm" svg:y1="6.694cm" svg:x2="5.432cm" svg:y2="7.497cm" draw:start-shape="id6" draw:start-glue-point="10" draw:end-shape="id4" draw:end-glue-point="6" svg:d="M3794 6694l1638 803">
          <text:p/>
        </draw:connector>
        <draw:connector draw:style-name="gr5" draw:text-style-name="P3" draw:layer="layout" draw:type="line" svg:x1="3.794cm" svg:y1="8.294cm" svg:x2="5.432cm" svg:y2="4.294cm" draw:start-shape="id7" draw:start-glue-point="10" draw:end-shape="id2" draw:end-glue-point="6" svg:d="M3794 8294l1638-4000">
          <text:p/>
        </draw:connector>
        <draw:connector draw:style-name="gr5" draw:text-style-name="P3" draw:layer="layout" draw:type="line" svg:x1="3.794cm" svg:y1="8.294cm" svg:x2="5.432cm" svg:y2="5.897cm" draw:start-shape="id7" draw:start-glue-point="10" draw:end-shape="id3" draw:end-glue-point="6" svg:d="M3794 8294l1638-2397">
          <text:p/>
        </draw:connector>
        <draw:connector draw:style-name="gr5" draw:text-style-name="P3" draw:layer="layout" draw:type="line" svg:x1="3.794cm" svg:y1="8.294cm" svg:x2="5.432cm" svg:y2="7.497cm" draw:start-shape="id7" draw:start-glue-point="10" draw:end-shape="id4" draw:end-glue-point="6" svg:d="M3794 8294l1638-7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6-17T16:34:34.20</dc:date>
    <dc:creator>Loc Nguyen</dc:creator>
    <meta:editing-duration>PT51M38S</meta:editing-duration>
    <meta:editing-cycles>20</meta:editing-cycles>
    <meta:generator>OpenOffice/4.1.2$Win32 OpenOffice.org_project/412m3$Build-9782</meta:generator>
    <meta:document-statistic meta:object-count="22"/>
  </office:meta>
</office:document-meta>
</file>